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999999" fo:border-right="none" fo:padding="0.0382in" fo:border-left="0.0007in solid #999999" fo:border-top="0.0007in solid #999999"/>
    </style:style>
    <style:style style:name="Table1.D11" style:family="table-cell">
      <style:table-cell-properties fo:border="0.0007in solid #999999" fo:padding="0.0382in"/>
    </style:style>
    <style:style style:name="Table1.A12" style:family="table-cell">
      <style:table-cell-properties fo:border-bottom="0.0007in solid #999999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border-bottom="none" fo:border-right="0.0007in solid #999999" fo:padding="0.0382in" fo:border-left="0.0007in solid #999999" fo:border-top="0.0007in solid #999999"/>
    </style:style>
    <style:style style:name="Table2.A2" style:family="table-cell">
      <style:table-cell-properties fo:border-bottom="none" fo:border-right="none" fo:padding="0.0382in" fo:border-left="0.0007in solid #999999" fo:border-top="none"/>
    </style:style>
    <style:style style:name="Table2.B2" style:family="table-cell">
      <style:table-cell-properties fo:border-bottom="none" fo:border-right="0.0007in solid #999999" fo:padding="0.0382in" fo:border-left="0.0007in solid #999999" fo:border-top="none"/>
    </style:style>
    <style:style style:name="Table2.A3" style:family="table-cell">
      <style:table-cell-properties fo:border="none" fo:padding="0.0382in"/>
    </style:style>
    <style:style style:name="Table2.A4" style:family="table-cell">
      <style:table-cell-properties fo:border-bottom="none" fo:border-right="none" fo:padding="0.0382in" fo:border-left="none" fo:border-top="0.0007in solid #999999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83in" style:rel-column-width="14310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43in" style:rel-column-width="1299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999999" fo:padding="0.0382in" fo:border-left="0.0007in solid #999999" fo:border-top="0.0007in solid #999999"/>
    </style:style>
    <style:style style:name="Table3.F2" style:family="table-cell">
      <style:table-cell-properties fo:border-bottom="none" fo:border-right="0.0007in solid #999999" fo:padding="0.0382in" fo:border-left="0.0007in solid #999999" fo:border-top="none"/>
    </style:style>
    <style:style style:name="Table3.F3" style:family="table-cell">
      <style:table-cell-properties fo:border-bottom="0.0007in solid #999999" fo:border-right="0.0007in solid #999999" fo:padding="0.0382in" fo:border-left="0.0007in solid #999999" fo:border-top="none"/>
    </style:style>
    <style:style style:name="Table3.B4" style:family="table-cell">
      <style:table-cell-properties fo:border="0.0007in solid #999999" fo:padding="0.0382in"/>
    </style:style>
    <style:style style:name="Table3.D14" style:family="table-cell">
      <style:table-cell-properties fo:border-bottom="0.0007in solid #000000" fo:border-right="none" fo:padding="0.0382in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normal" style:font-weight-complex="normal" fo:color="#000000" style:font-weight-asian="normal"/>
    </style:style>
    <style:style style:name="P10" style:parent-style-name="Table_20_Contents" style:family="paragraph">
      <style:paragraph-properties style:justify-single-word="false" fo:text-align="center"/>
      <style:text-properties fo:color="#000000"/>
    </style:style>
    <style:style style:name="P11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2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3" style:parent-style-name="Table_20_Contents" style:family="paragraph">
      <style:text-properties fo:color="#000000"/>
    </style:style>
    <style:style style:name="P14" style:parent-style-name="Table_20_Contents" style:family="paragraph">
      <style:text-properties fo:font-weight="bold" style:font-weight-complex="bold" fo:color="#000000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9">
<text:span text:style-name="Strong Emphasis">ORDINE DI LAVORO 2010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<text:span text:style-name="Ruby_20_Value"/>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ARCUS 2000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Magellano 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21100
Cesano Boscone
m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14">
data ordine
</text:p>
          </table:table-cell>
          <table:table-cell office:value-type="string" table:style-name="Table1.A1">
            <text:p text:style-name="P14">
n. ordine
</text:p>
          </table:table-cell>
          <table:table-cell office:value-type="string" table:style-name="Table1.A1">
            <text:p text:style-name="P14">
job nr.
</text:p>
          </table:table-cell>
          <table:table-cell office:value-type="string" table:number-columns-spanned="4" table:style-name="Table1.A1">
            <text:p text:style-name="P14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9/02/2010
</text:p>
          </table:table-cell>
          <table:table-cell office:value-type="string" table:style-name="Table1.A11">
            <text:p text:style-name="Table_20_Contents">
006/2010
</text:p>
          </table:table-cell>
          <table:table-cell office:value-type="string" table:style-name="Table1.A11">
            <text:p text:style-name="Table_20_Contents">
021/2010
</text:p>
          </table:table-cell>
          <table:table-cell office:value-type="string" table:number-columns-spanned="4" table:style-name="Table1.D11">
            <text:p text:style-name="Table_20_Contents">
rova Ordin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14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retre  €1,00/Cad.
</text:p>
          </table:table-cell>
          <table:table-cell office:value-type="string" table:style-name="Table2.B2">
            <text:p text:style-name="P7">
€1,00
</text:p>
          </table:table-cell>
        </table:table-row>
        <table:table-row>
          <table:table-cell office:value-type="string" table:style-name="Table2.A4">
            <text:p text:style-name="P11">
Vi preghiamo riportare il numero d'ordine sulla Vs fattura
</text:p>
          </table:table-cell>
          <table:table-cell office:value-type="string" table:style-name="Table2.A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ong Emphasis">€1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60 giorni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F3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
</text:p>
          </table:table-cell>
          <table:table-cell office:value-type="string" table:number-columns-spanned="4" table:style-name="Table3.F3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>
<text:s/>
</text:p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FIRMA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4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oft-page-break/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User_20_Entry" style:display-name="User Entry" style:family="text">
      <style:text-properties style:font-name-asian="DejaVu Sans Mono" style:font-name-complex="DejaVu Sans Mono" style:font-name="DejaVu Sans Mono"/>
    </style:style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6" svg:x="0.0118in" svg:y="0.052in" svg:height="0.4071in" draw:z-index="3" draw:style-name="Mfr1" svg:width="1.6665in">
<draw:image xlink:href="Pictures/10000000000001F40000007A9EDEDFB6.jpg" xlink:type="simple" xlink:show="embed" xlink:actuate="onLoad"/>
</draw:frame>
<draw:frame text:anchor-type="paragraph" draw:name="graphics2" svg:x="-0.2591in" svg:y="-0.198in" svg:height="3.9862in" draw:z-index="5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P.IVA 
08564941006
</text:p>
        <text:p text:style-name="MP4">
www.cubestudio.it
</text:p>
      </style:header>
      <style:footer>
        <text:p text:style-name="MP5">
<text:span text:style-name="Page_20_Number"/>
</text:p>
        <text:p text:style-name="Footer"/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9T18:58:44</dc:date>
    <meta:editing-cycles>291</meta:editing-cycles>
    <meta:editing-duration>PT18H20M15S</meta:editing-duration>
    <meta:document-statistic meta:table-count="3" meta:image-count="4" meta:object-count="0" meta:page-count="2" meta:paragraph-count="45" meta:word-count="78" meta:character-count="944"/>
    <meta:user-defined meta:name="Info 1"/>
    <meta:user-defined meta:name="Info 2"/>
    <meta:user-defined meta:name="Info 3"/>
    <meta:user-defined meta:name="Info 4"/>
  </office:meta>
</office:document-meta>
</file>